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37cm" fo:margin-left="0.499cm" fo:margin-right="0.466cm" table:align="margins"/>
    </style:style>
    <style:style style:name="Таблица1.A" style:family="table-column">
      <style:table-column-properties style:column-width="2.574cm" style:rel-column-width="9617*"/>
    </style:style>
    <style:style style:name="Таблица1.B" style:family="table-column">
      <style:table-column-properties style:column-width="3.082cm" style:rel-column-width="11515*"/>
    </style:style>
    <style:style style:name="Таблица1.C" style:family="table-column">
      <style:table-column-properties style:column-width="3.083cm" style:rel-column-width="11522*"/>
    </style:style>
    <style:style style:name="Таблица1.F" style:family="table-column">
      <style:table-column-properties style:column-width="2.632cm" style:rel-column-width="983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3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Таблица1.F3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537cm" fo:margin-left="0.499cm" fo:margin-right="0.466cm" table:align="margins"/>
    </style:style>
    <style:style style:name="Таблица2.A" style:family="table-column">
      <style:table-column-properties style:column-width="2.574cm" style:rel-column-width="9617*"/>
    </style:style>
    <style:style style:name="Таблица2.B" style:family="table-column">
      <style:table-column-properties style:column-width="3.082cm" style:rel-column-width="11515*"/>
    </style:style>
    <style:style style:name="Таблица2.C" style:family="table-column">
      <style:table-column-properties style:column-width="3.083cm" style:rel-column-width="11522*"/>
    </style:style>
    <style:style style:name="Таблица2.F" style:family="table-column">
      <style:table-column-properties style:column-width="2.632cm" style:rel-column-width="9837*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 style:data-style-name="N2">
      <style:table-cell-properties fo:padding="0.097cm" fo:border-left="0.002cm solid #000000" fo:border-right="none" fo:border-top="none" fo:border-bottom="0.002cm solid #000000"/>
    </style:style>
    <style:style style:name="Таблица2.F3" style:family="table-cell" style:data-style-name="N2">
      <style:table-cell-properties fo:padding="0.097cm" fo:border-left="0.002cm solid #000000" fo:border-right="0.002cm solid #000000" fo:border-top="none" fo:border-bottom="0.002cm solid #000000"/>
    </style:style>
    <style:style style:name="Таблица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526cm" fo:margin-left="0.499cm" fo:margin-right="0.476cm" table:align="margins"/>
    </style:style>
    <style:style style:name="Таблица3.A" style:family="table-column">
      <style:table-column-properties style:column-width="11.262cm" style:rel-column-width="42113*"/>
    </style:style>
    <style:style style:name="Таблица3.B" style:family="table-column">
      <style:table-column-properties style:column-width="6.264cm" style:rel-column-width="23422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3.B7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line-height="200%"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margin-left="0.51cm" fo:margin-right="0cm" fo:line-height="150%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.51cm" fo:margin-right="0cm" fo:line-height="150%" fo:text-align="center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.51cm" fo:margin-right="0cm" fo:line-height="200%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.51cm" fo:margin-right="0.534cm" fo:text-indent="0cm" style:auto-text-indent="false"/>
    </style:style>
    <style:style style:name="P9" style:family="paragraph" style:parent-style-name="Standard">
      <style:paragraph-properties fo:margin-left="0.898cm" fo:margin-right="0cm" fo:line-height="150%" fo:text-align="start" style:justify-single-word="false" fo:text-indent="-0.363cm" style:auto-text-indent="false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margin-left="0.51cm" fo:margin-right="0.485cm" fo:line-height="150%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margin-left="0.51cm" fo:margin-right="0.485cm" fo:line-height="150%" fo:text-align="center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2" style:family="paragraph" style:parent-style-name="Standard">
      <style:paragraph-properties fo:margin-left="0.51cm" fo:margin-right="0.485cm" fo:line-height="150%" fo:text-align="end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3" style:family="paragraph" style:parent-style-name="Standard">
      <style:paragraph-properties fo:margin-left="0.51cm" fo:margin-right="0.485cm" fo:line-height="100%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margin-left="0.51cm" fo:margin-right="0.485cm" fo:line-height="150%" fo:text-align="end" style:justify-single-word="false" fo:text-indent="0cm" style:auto-text-indent="false">
        <style:tab-stops/>
      </style:paragraph-properties>
      <style:text-properties style:font-name="Times New Roman" fo:font-size="14pt" fo:font-style="normal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P15" style:family="paragraph" style:parent-style-name="Standard">
      <style:paragraph-properties fo:margin-left="0.51cm" fo:margin-right="0.485cm" fo:line-height="100%" fo:text-align="justify" style:justify-single-word="false" fo:text-indent="0cm" style:auto-text-indent="false" fo:break-before="page">
        <style:tab-stops/>
      </style:paragraph-properties>
      <style:text-properties fo:font-size="14pt" style:font-size-asian="14pt" style:font-size-complex="14pt"/>
    </style:style>
    <style:style style:name="P16" style:family="paragraph" style:parent-style-name="Standard">
      <style:paragraph-properties fo:margin-left="0.51cm" fo:margin-right="0.485cm" fo:line-height="150%" fo:text-align="end" style:justify-single-word="false" fo:text-indent="0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7" style:family="paragraph">
      <style:paragraph-properties style:writing-mode="lr-tb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text-align="center">
        <style:tab-stops/>
      </style:paragraph-properties>
    </style:style>
    <style:style style:name="P22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P23" style:family="paragraph">
      <style:paragraph-properties fo:margin-left="0.499cm" fo:margin-right="0cm" fo:line-height="100%" fo:text-align="center" fo:text-indent="0cm">
        <style:tab-stops/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3" style:family="text">
      <style:text-properties style:font-name="Times New Roman" fo:language="ru" fo:country="RU"/>
    </style:style>
    <style:style style:name="T4" style:family="text">
      <style:text-properties fo:language="ru" fo:country="RU"/>
    </style:style>
    <style:style style:name="T5" style:family="text">
      <style:text-properties style:text-position="super 58%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language="ru" fo:country="RU"/>
    </style:style>
    <style:style style:name="T8" style:family="text">
      <style:text-properties style:text-position="0% 100%"/>
    </style:style>
    <style:style style:name="T9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0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1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2" style:family="text">
      <style:text-properties fo:color="#000000" style:font-name="ISOCPEUR" fo:font-size="14pt" fo:language="ru" fo:country="RU" fo:font-style="italic" fo:font-weight="normal" style:font-name-asian="Arial" style:font-size-asian="14pt" style:language-asian="ar" style:country-asian="SA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6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7" svg:width="18.478cm" svg:height="28.65cm" svg:x="2cm" svg:y="0.504cm">
          <text:p/>
          <draw:enhanced-geometry svg:viewBox="0 0 21600 21600" draw:type="rectangle" draw:enhanced-path="M 0 0 L 21600 0 21600 21600 0 21600 0 0 Z N"/>
        </draw:custom-shape>
        <draw:line draw:style-name="gr2" draw:text-style-name="P18" svg:x1="3.01cm" svg:y1="27.647cm" svg:x2="3.012cm" svg:y2="29.136cm">
          <text:p/>
        </draw:line>
        <draw:line draw:style-name="gr2" draw:text-style-name="P18" svg:x1="2.009cm" svg:y1="27.633cm" svg:x2="20.455cm" svg:y2="27.633cm">
          <text:p/>
        </draw:line>
        <draw:line draw:style-name="gr2" draw:text-style-name="P18" svg:x1="4.017cm" svg:y1="27.647cm" svg:x2="4.019cm" svg:y2="29.136cm">
          <text:p/>
        </draw:line>
        <draw:line draw:style-name="gr2" draw:text-style-name="P18" svg:x1="6.543cm" svg:y1="27.647cm" svg:x2="6.545cm" svg:y2="29.136cm">
          <text:p/>
        </draw:line>
        <draw:line draw:style-name="gr2" draw:text-style-name="P18" svg:x1="8.054cm" svg:y1="27.661cm" svg:x2="8.056cm" svg:y2="29.136cm">
          <text:p/>
        </draw:line>
        <draw:line draw:style-name="gr2" draw:text-style-name="P18" svg:x1="9.068cm" svg:y1="27.647cm" svg:x2="9.07cm" svg:y2="29.122cm">
          <text:p/>
        </draw:line>
        <draw:line draw:style-name="gr2" draw:text-style-name="P18" svg:x1="19.463cm" svg:y1="27.647cm" svg:x2="19.467cm" svg:y2="29.136cm">
          <text:p/>
        </draw:line>
        <draw:line draw:style-name="gr3" draw:text-style-name="P18" svg:x1="2.009cm" svg:y1="28.135cm" svg:x2="9.049cm" svg:y2="28.137cm">
          <text:p/>
        </draw:line>
        <draw:line draw:style-name="gr2" draw:text-style-name="P18" svg:x1="2.009cm" svg:y1="28.642cm" svg:x2="9.049cm" svg:y2="28.642cm">
          <text:p/>
        </draw:line>
        <draw:line draw:style-name="gr3" draw:text-style-name="P18" svg:x1="19.477cm" svg:y1="28.142cm" svg:x2="20.465cm" svg:y2="28.142cm">
          <text:p/>
        </draw:line>
        <draw:frame draw:style-name="gr4" draw:text-style-name="P20" svg:width="0.923cm" svg:height="0.442cm" svg:x="2.049cm" svg:y="28.663cm">
          <draw:text-box>
            <text:p text:style-name="P19"><text:span text:style-name="T9">Изм.</text:span></text:p>
          </draw:text-box>
        </draw:frame>
        <draw:frame draw:style-name="gr4" draw:text-style-name="P20" svg:width="0.925cm" svg:height="0.442cm" svg:x="3.05cm" svg:y="28.663cm">
          <draw:text-box>
            <text:p text:style-name="P19"><text:span text:style-name="T9">Лист</text:span></text:p>
          </draw:text-box>
        </draw:frame>
        <draw:frame draw:style-name="gr4" draw:text-style-name="P20" svg:width="2.377cm" svg:height="0.442cm" svg:x="4.094cm" svg:y="28.663cm">
          <draw:text-box>
            <text:p text:style-name="P19"><text:span text:style-name="T9">№ </text:span><text:span text:style-name="T9">докум.</text:span></text:p>
          </draw:text-box>
        </draw:frame>
        <draw:frame draw:style-name="gr4" draw:text-style-name="P22" svg:width="1.415cm" svg:height="0.442cm" svg:x="6.602cm" svg:y="28.663cm">
          <draw:text-box>
            <text:p text:style-name="P21"><text:span text:style-name="T10">Подпись</text:span></text:p>
          </draw:text-box>
        </draw:frame>
        <draw:frame draw:style-name="gr4" draw:text-style-name="P20" svg:width="0.923cm" svg:height="0.442cm" svg:x="8.101cm" svg:y="28.663cm">
          <draw:text-box>
            <text:p text:style-name="P19"><text:span text:style-name="T9">Дата</text:span></text:p>
          </draw:text-box>
        </draw:frame>
        <draw:frame draw:style-name="gr4" draw:text-style-name="P20" svg:width="0.925cm" svg:height="0.442cm" svg:x="19.505cm" svg:y="27.686cm">
          <draw:text-box>
            <text:p text:style-name="P19"><text:span text:style-name="T9">Лист</text:span></text:p>
          </draw:text-box>
        </draw:frame>
        <draw:frame draw:style-name="gr4" draw:text-style-name="P20" svg:width="0.925cm" svg:height="0.604cm" svg:x="19.505cm" svg:y="28.342cm">
          <draw:text-box>
            <text:p text:style-name="P19"><text:span text:style-name="T11">11</text:span></text:p>
          </draw:text-box>
        </draw:frame>
        <draw:frame draw:style-name="gr4" draw:text-style-name="P20" svg:width="10.231cm" svg:height="0.682cm" svg:x="9.153cm" svg:y="28.038cm">
          <draw:text-box>
            <text:p text:style-name="P23"><text:span text:style-name="T12">КР-НГТУ-210200.62-(АВР 09-1)-08-12</text:span></text:p>
          </draw:text-box>
        </draw:frame>
      </draw:g>
      <draw:g text:anchor-type="page" text:anchor-page-number="2" draw:z-index="7" draw:style-name="gr1">
        <draw:custom-shape draw:style-name="gr2" draw:text-style-name="P17" svg:width="18.478cm" svg:height="28.65cm" svg:x="2cm" svg:y="0.504cm">
          <text:p/>
          <draw:enhanced-geometry svg:viewBox="0 0 21600 21600" draw:type="rectangle" draw:enhanced-path="M 0 0 L 21600 0 21600 21600 0 21600 0 0 Z N"/>
        </draw:custom-shape>
        <draw:line draw:style-name="gr2" draw:text-style-name="P18" svg:x1="3.01cm" svg:y1="27.647cm" svg:x2="3.012cm" svg:y2="29.136cm">
          <text:p/>
        </draw:line>
        <draw:line draw:style-name="gr2" draw:text-style-name="P18" svg:x1="2.009cm" svg:y1="27.633cm" svg:x2="20.455cm" svg:y2="27.633cm">
          <text:p/>
        </draw:line>
        <draw:line draw:style-name="gr2" draw:text-style-name="P18" svg:x1="4.017cm" svg:y1="27.647cm" svg:x2="4.019cm" svg:y2="29.136cm">
          <text:p/>
        </draw:line>
        <draw:line draw:style-name="gr2" draw:text-style-name="P18" svg:x1="6.543cm" svg:y1="27.647cm" svg:x2="6.545cm" svg:y2="29.136cm">
          <text:p/>
        </draw:line>
        <draw:line draw:style-name="gr2" draw:text-style-name="P18" svg:x1="8.054cm" svg:y1="27.661cm" svg:x2="8.056cm" svg:y2="29.136cm">
          <text:p/>
        </draw:line>
        <draw:line draw:style-name="gr2" draw:text-style-name="P18" svg:x1="9.068cm" svg:y1="27.647cm" svg:x2="9.07cm" svg:y2="29.122cm">
          <text:p/>
        </draw:line>
        <draw:line draw:style-name="gr2" draw:text-style-name="P18" svg:x1="19.463cm" svg:y1="27.647cm" svg:x2="19.467cm" svg:y2="29.136cm">
          <text:p/>
        </draw:line>
        <draw:line draw:style-name="gr3" draw:text-style-name="P18" svg:x1="2.009cm" svg:y1="28.135cm" svg:x2="9.049cm" svg:y2="28.137cm">
          <text:p/>
        </draw:line>
        <draw:line draw:style-name="gr2" draw:text-style-name="P18" svg:x1="2.009cm" svg:y1="28.642cm" svg:x2="9.049cm" svg:y2="28.642cm">
          <text:p/>
        </draw:line>
        <draw:line draw:style-name="gr3" draw:text-style-name="P18" svg:x1="19.477cm" svg:y1="28.142cm" svg:x2="20.465cm" svg:y2="28.142cm">
          <text:p/>
        </draw:line>
        <draw:frame draw:style-name="gr4" draw:text-style-name="P20" svg:width="0.923cm" svg:height="0.442cm" svg:x="2.049cm" svg:y="28.663cm">
          <draw:text-box>
            <text:p text:style-name="P19"><text:span text:style-name="T9">Изм.</text:span></text:p>
          </draw:text-box>
        </draw:frame>
        <draw:frame draw:style-name="gr4" draw:text-style-name="P20" svg:width="0.925cm" svg:height="0.442cm" svg:x="3.05cm" svg:y="28.663cm">
          <draw:text-box>
            <text:p text:style-name="P19"><text:span text:style-name="T9">Лист</text:span></text:p>
          </draw:text-box>
        </draw:frame>
        <draw:frame draw:style-name="gr4" draw:text-style-name="P20" svg:width="2.377cm" svg:height="0.442cm" svg:x="4.094cm" svg:y="28.663cm">
          <draw:text-box>
            <text:p text:style-name="P19"><text:span text:style-name="T9">№ </text:span><text:span text:style-name="T9">докум.</text:span></text:p>
          </draw:text-box>
        </draw:frame>
        <draw:frame draw:style-name="gr4" draw:text-style-name="P22" svg:width="1.415cm" svg:height="0.442cm" svg:x="6.602cm" svg:y="28.663cm">
          <draw:text-box>
            <text:p text:style-name="P21"><text:span text:style-name="T10">Подпись</text:span></text:p>
          </draw:text-box>
        </draw:frame>
        <draw:frame draw:style-name="gr4" draw:text-style-name="P20" svg:width="0.923cm" svg:height="0.442cm" svg:x="8.101cm" svg:y="28.663cm">
          <draw:text-box>
            <text:p text:style-name="P19"><text:span text:style-name="T9">Дата</text:span></text:p>
          </draw:text-box>
        </draw:frame>
        <draw:frame draw:style-name="gr4" draw:text-style-name="P20" svg:width="0.925cm" svg:height="0.442cm" svg:x="19.505cm" svg:y="27.686cm">
          <draw:text-box>
            <text:p text:style-name="P19"><text:span text:style-name="T9">Лист</text:span></text:p>
          </draw:text-box>
        </draw:frame>
        <draw:frame draw:style-name="gr4" draw:text-style-name="P20" svg:width="0.925cm" svg:height="0.604cm" svg:x="19.505cm" svg:y="28.342cm">
          <draw:text-box>
            <text:p text:style-name="P19"><text:span text:style-name="T11">12</text:span></text:p>
          </draw:text-box>
        </draw:frame>
        <draw:frame draw:style-name="gr4" draw:text-style-name="P20" svg:width="10.231cm" svg:height="0.682cm" svg:x="9.153cm" svg:y="28.038cm">
          <draw:text-box>
            <text:p text:style-name="P23"><text:span text:style-name="T12">КР-НГТУ-210200.62-(АВР 09-1)-08-12</text:span></text:p>
          </draw:text-box>
        </draw:frame>
      </draw:g>
      <text:p text:style-name="P8"/>
      <text:p text:style-name="P9">5 Синтез линейного фильтра и выбор ЭРИ.</text:p>
      <text:p text:style-name="P7">Расчет порядка фильтра Баттерворта производим по следующей формуле:</text:p>
      <text:p text:style-name="P6"><draw:frame draw:style-name="fr1" draw:name="Объект1" text:anchor-type="as-char" svg:width="8.195cm" svg:height="2.54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>Поскольку порядок фильтра равен нечетному числу, то выбираем схему с меньшим числом индуктивностей. Схема электрическая принципиальная приведена в пояснительной записке. Для фильтра пятого порядка нормированные коэффициенты K приведены в таблице 1 ниже:</text:p>
      <text:p text:style-name="P12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able:table-row>
          <table:table-cell table:style-name="Таблица1.A1" table:number-rows-spanned="2" office:value-type="string">
            <text:p text:style-name="P4">Порядок фильтра</text:p>
          </table:table-cell>
          <table:table-cell table:style-name="Таблица1.B1" table:number-columns-spanned="5" office:value-type="string">
            <text:p text:style-name="P1">Порядковый номер элемента фильтра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1.B2" office:value-type="float" office:value="1">
            <text:p text:style-name="P1">1</text:p>
          </table:table-cell>
          <table:table-cell table:style-name="Таблица1.B2" office:value-type="float" office:value="2">
            <text:p text:style-name="P1">2</text:p>
          </table:table-cell>
          <table:table-cell table:style-name="Таблица1.B2" office:value-type="float" office:value="3">
            <text:p text:style-name="P1">3</text:p>
          </table:table-cell>
          <table:table-cell table:style-name="Таблица1.B2" office:value-type="float" office:value="4">
            <text:p text:style-name="P1">4</text:p>
          </table:table-cell>
          <table:table-cell table:style-name="Таблица1.F2" office:value-type="float" office:value="5">
            <text:p text:style-name="P1">5</text:p>
          </table:table-cell>
        </table:table-row>
        <table:table-row>
          <table:table-cell table:style-name="Таблица1.B2" office:value-type="float" office:value="5">
            <text:p text:style-name="P1">5</text:p>
          </table:table-cell>
          <table:table-cell table:style-name="Таблица1.B3" office:value-type="float" office:value="0.618">
            <text:p text:style-name="P1">0,618</text:p>
          </table:table-cell>
          <table:table-cell table:style-name="Таблица1.B3" office:value-type="float" office:value="1.618">
            <text:p text:style-name="P1">1,618</text:p>
          </table:table-cell>
          <table:table-cell table:style-name="Таблица1.B3" office:value-type="float" office:value="2">
            <text:p text:style-name="P1">2,000</text:p>
          </table:table-cell>
          <table:table-cell table:style-name="Таблица1.B3" office:value-type="float" office:value="1.618">
            <text:p text:style-name="P1">1,618</text:p>
          </table:table-cell>
          <table:table-cell table:style-name="Таблица1.F3" office:value-type="float" office:value="0.618">
            <text:p text:style-name="P1">0,618</text:p>
          </table:table-cell>
        </table:table-row>
      </table:table>
      <text:p text:style-name="P11"/>
      <text:p text:style-name="P10">Для ФНЧ параметры пассивных элементов определяются по формулам:</text:p>
      <text:p text:style-name="P11"><draw:frame draw:style-name="fr1" draw:name="Объект2" text:anchor-type="as-char" svg:width="5.689cm" svg:height="1.12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1"><draw:frame draw:style-name="fr1" draw:name="Объект3" text:anchor-type="as-char" svg:width="8.998cm" svg:height="1.05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1"><draw:frame draw:style-name="fr1" draw:name="Объект4" text:anchor-type="as-char" svg:width="7.999cm" svg:height="1.06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11"><draw:frame draw:style-name="fr1" draw:name="Объект5" text:anchor-type="as-char" svg:width="8.588cm" svg:height="1.058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0">Здесь за <draw:frame draw:style-name="fr1" draw:name="Объект6" text:anchor-type="as-char" svg:width="2.305cm" svg:height="0.531cm" draw:z-index="6"><draw:object xlink:href="./Object 6" xlink:type="simple" xlink:show="embed" xlink:actuate="onLoad"/><draw:image xlink:href="./ObjectReplacements/Object 6" xlink:type="simple" xlink:show="embed" xlink:actuate="onLoad"/></draw:frame><text:span text:style-name="T2">принято волновое сопротивление коаксиальной линии. Результаты вычислений сведены в таблицу 2</text:span></text:p>
      <text:p text:style-name="P14">Таблица 2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3"/>
        <table:table-column table:style-name="Таблица2.F"/>
        <table:table-row>
          <table:table-cell table:style-name="Таблица2.A1" table:number-rows-spanned="2" office:value-type="string">
            <text:p text:style-name="P4">Тип </text:p>
          </table:table-cell>
          <table:table-cell table:style-name="Таблица2.B1" table:number-columns-spanned="5" office:value-type="string">
            <text:p text:style-name="P1">Порядковый номер элемента фильтра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B2" office:value-type="float" office:value="1">
            <text:p text:style-name="P1">1</text:p>
          </table:table-cell>
          <table:table-cell table:style-name="Таблица2.B2" office:value-type="float" office:value="2">
            <text:p text:style-name="P1">2</text:p>
          </table:table-cell>
          <table:table-cell table:style-name="Таблица2.B2" office:value-type="float" office:value="3">
            <text:p text:style-name="P1">3</text:p>
          </table:table-cell>
          <table:table-cell table:style-name="Таблица2.B2" office:value-type="float" office:value="4">
            <text:p text:style-name="P1">4</text:p>
          </table:table-cell>
          <table:table-cell table:style-name="Таблица2.F2" office:value-type="float" office:value="5">
            <text:p text:style-name="P1">5</text:p>
          </table:table-cell>
        </table:table-row>
        <table:table-row>
          <table:table-cell table:style-name="Таблица2.A3" office:value-type="string">
            <text:p text:style-name="P1">С, нФ</text:p>
          </table:table-cell>
          <table:table-cell table:style-name="Таблица2.B3" office:value-type="float" office:value="1.31">
            <text:p text:style-name="P1">1,31</text:p>
          </table:table-cell>
          <table:table-cell table:style-name="Таблица2.A3" office:value-type="string">
            <text:p text:style-name="P1">–</text:p>
          </table:table-cell>
          <table:table-cell table:style-name="Таблица2.B3" office:value-type="float" office:value="4.25">
            <text:p text:style-name="P1">4,25</text:p>
          </table:table-cell>
          <table:table-cell table:style-name="Таблица2.A3" office:value-type="string">
            <text:p text:style-name="P1">–</text:p>
          </table:table-cell>
          <table:table-cell table:style-name="Таблица2.F3" office:value-type="float" office:value="0.618">
            <text:p text:style-name="P1">0,62</text:p>
          </table:table-cell>
        </table:table-row>
        <table:table-row>
          <table:table-cell table:style-name="Таблица2.A3" office:value-type="string">
            <text:p text:style-name="P3">L, <text:span text:style-name="T4">мГн</text:span></text:p>
          </table:table-cell>
          <table:table-cell table:style-name="Таблица2.A3" office:value-type="string">
            <text:p text:style-name="P1">–</text:p>
          </table:table-cell>
          <table:table-cell table:style-name="Таблица2.B2" office:value-type="float" office:value="193">
            <text:p text:style-name="P1">193</text:p>
          </table:table-cell>
          <table:table-cell table:style-name="Таблица2.A3" office:value-type="string">
            <text:p text:style-name="P1">–</text:p>
          </table:table-cell>
          <table:table-cell table:style-name="Таблица2.B2" office:value-type="float" office:value="193">
            <text:p text:style-name="P1">193</text:p>
          </table:table-cell>
          <table:table-cell table:style-name="Таблица2.F4" office:value-type="string">
            <text:p text:style-name="P1">–</text:p>
          </table:table-cell>
        </table:table-row>
      </table:table>
      <text:p text:style-name="P13"/>
      <text:p text:style-name="P10">Далее произведем выбор ЭРИ. Общее требование к пассивным ЭРИ — температурный <text:s/>коэффициент. <text:s/>Он <text:s/>должен <text:s/>быть <text:s/>небольшим <text:s/>при малом разбросе </text:p>
      <text:p text:style-name="P15"/>
      <text:p text:style-name="P10">номиналов. Рекомендуемое значение лежит в пределах <draw:frame draw:style-name="fr1" draw:name="Объект7" text:anchor-type="as-char" svg:width="3.988cm" svg:height="0.543cm" draw:z-index="8"><draw:object xlink:href="./Object 7" xlink:type="simple" xlink:show="embed" xlink:actuate="onLoad"/><draw:image xlink:href="./ObjectReplacements/Object 7" xlink:type="simple" xlink:show="embed" xlink:actuate="onLoad"/></draw:frame><text:span text:style-name="T4">и разброс номиналов для фильтра пятого порядка не больше </text:span><text:span text:style-name="T7">±</text:span><text:span text:style-name="T3">2%</text:span><text:span text:style-name="T4">. Поскольку ЭРИ выпускаются согласно ряду номинальных значение, то необходимо выбрать те номинальные значение, которые близки к расчетным значениям. Из конденсаторов рекомендуются к использованию в любом диапазоне частот полистироловые конденсаторы К71-7. Справочные параметры сведены в таблице 3</text:span></text:p>
      <text:p text:style-name="P16">Таблица 3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Наименование параметра</text:p>
          </table:table-cell>
          <table:table-cell table:style-name="Таблица3.B1" office:value-type="string">
            <text:p text:style-name="P2">Конденсаторы К71-7</text:p>
          </table:table-cell>
        </table:table-row>
        <table:table-row>
          <table:table-cell table:style-name="Таблица3.A2" office:value-type="string">
            <text:p text:style-name="P2">Ряд номинальных значений</text:p>
          </table:table-cell>
          <table:table-cell table:style-name="Таблица3.B2" office:value-type="string">
            <text:p text:style-name="P2">Е48</text:p>
          </table:table-cell>
        </table:table-row>
        <table:table-row>
          <table:table-cell table:style-name="Таблица3.A2" office:value-type="string">
            <text:p text:style-name="P2">Максимальная допустимая мощность, Вт</text:p>
          </table:table-cell>
          <table:table-cell table:style-name="Таблица3.B2" office:value-type="string">
            <text:p text:style-name="P2">–</text:p>
          </table:table-cell>
        </table:table-row>
        <table:table-row>
          <table:table-cell table:style-name="Таблица3.A2" office:value-type="string">
            <text:p text:style-name="P2">Диапазон рабочих температур, <text:span text:style-name="T5">0</text:span>С</text:p>
          </table:table-cell>
          <table:table-cell table:style-name="Таблица3.B2" office:value-type="string">
            <text:p text:style-name="P2">–60 ... <text:s/>+125</text:p>
          </table:table-cell>
        </table:table-row>
        <table:table-row>
          <table:table-cell table:style-name="Таблица3.A2" office:value-type="string">
            <text:p text:style-name="P2">Температурный коэффициент, 1/С<text:span text:style-name="T5">2</text:span></text:p>
          </table:table-cell>
          <table:table-cell table:style-name="Таблица3.B2" office:value-type="string">
            <text:p text:style-name="P2"><text:span text:style-name="T6">±</text:span><text:span text:style-name="T1">20</text:span></text:p>
          </table:table-cell>
        </table:table-row>
        <table:table-row>
          <table:table-cell table:style-name="Таблица3.A2" office:value-type="string">
            <text:p text:style-name="P2">Допустимое отклонение от номинала, %</text:p>
          </table:table-cell>
          <table:table-cell table:style-name="Таблица3.B2" office:value-type="string">
            <text:p text:style-name="P2"><text:span text:style-name="T6">±</text:span><text:span text:style-name="T1">1</text:span></text:p>
          </table:table-cell>
        </table:table-row>
        <table:table-row>
          <table:table-cell table:style-name="Таблица3.A2" office:value-type="string">
            <text:p text:style-name="P2">Относительная влажность при 35 <text:span text:style-name="T5">0</text:span><text:span text:style-name="T8">С, %</text:span></text:p>
          </table:table-cell>
          <table:table-cell table:style-name="Таблица3.B7" office:value-type="float" office:value="98">
            <text:p text:style-name="P2">98</text:p>
          </table:table-cell>
        </table:table-row>
        <table:table-row>
          <table:table-cell table:style-name="Таблица3.A2" office:value-type="string">
            <text:p text:style-name="P2">Максимальная наработка, час</text:p>
          </table:table-cell>
          <table:table-cell table:style-name="Таблица3.B7" office:value-type="float" office:value="15000">
            <text:p text:style-name="P2">15000</text:p>
          </table:table-cell>
        </table:table-row>
        <table:table-row>
          <table:table-cell table:style-name="Таблица3.A2" office:value-type="string">
            <text:p text:style-name="P2">Предельное рабочее напряжение, В</text:p>
          </table:table-cell>
          <table:table-cell table:style-name="Таблица3.B7" office:value-type="float" office:value="250">
            <text:p text:style-name="P2">250</text:p>
          </table:table-cell>
        </table:table-row>
      </table:table>
      <text:p text:style-name="P1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5:34:43.44</dc:date>
    <dc:creator>Ruslan Murtazin</dc:creator>
    <meta:editing-duration>PT1H50M57S</meta:editing-duration>
    <meta:editing-cycles>10</meta:editing-cycles>
    <meta:generator>OpenOffice.org/3.4.1$Win32 OpenOffice.org_project/341m1$Build-9593</meta:generator>
    <meta:document-statistic meta:table-count="3" meta:image-count="0" meta:object-count="7" meta:page-count="2" meta:paragraph-count="65" meta:word-count="233" meta:character-count="1584"/>
  </office:meta>
</office:document-meta>
</file>

<file path=Object 1/content.xml><?xml version="1.0" encoding="utf-8"?>
<math xmlns="http://www.w3.org/1998/Math/MathML">
  <semantics>
    <mrow>
      <mi>n</mi>
      <mrow>
        <mi/>
        <mo stretchy="false">=</mo>
        <mi/>
      </mrow>
      <mfrac>
        <mrow>
          <mi>log</mi>
          <mfenced open="[" close="]">
            <mrow>
              <mfrac>
                <mrow>
                  <msup>
                    <mn>10</mn>
                    <mrow>
                      <mn>0,1</mn>
                      <msub>
                        <mi>A</mi>
                        <mi mathvariant="italic">min</mi>
                      </msub>
                    </mrow>
                  </msup>
                  <mrow>
                    <mi/>
                    <mo stretchy="false">−</mo>
                    <mi/>
                  </mrow>
                  <mn>1</mn>
                </mrow>
                <mrow>
                  <msup>
                    <mn>10</mn>
                    <mrow>
                      <mn>0,1</mn>
                      <msub>
                        <mi>A</mi>
                        <mi mathvariant="italic">max</mi>
                      </msub>
                    </mrow>
                  </msup>
                  <mrow>
                    <mi/>
                    <mo stretchy="false">−</mo>
                    <mi/>
                  </mrow>
                  <mn>1</mn>
                </mrow>
              </mfrac>
            </mrow>
          </mfenced>
        </mrow>
        <mrow>
          <mn>2</mn>
          <mi>log</mi>
          <mfenced open="(" close=")">
            <mrow>
              <mfrac>
                <msub>
                  <mi>f</mi>
                  <mi>з</mi>
                </msub>
                <msub>
                  <mi>f</mi>
                  <mi>c</mi>
                </msub>
              </mfrac>
            </mrow>
          </mfenced>
        </mrow>
      </mfrac>
      <mrow>
        <mi/>
        <mo stretchy="false">=</mo>
        <mi/>
      </mrow>
      <mfrac>
        <mrow>
          <mi>log</mi>
          <mfenced open="[" close="]">
            <mrow>
              <mfrac>
                <mrow>
                  <msup>
                    <mn>10</mn>
                    <mrow>
                      <mrow>
                        <mn>0,1</mn>
                        <mo stretchy="false">⋅</mo>
                        <mn>40</mn>
                      </mrow>
                    </mrow>
                  </msup>
                  <mrow>
                    <mi/>
                    <mo stretchy="false">−</mo>
                    <mi/>
                  </mrow>
                  <mn>1</mn>
                </mrow>
                <mrow>
                  <msup>
                    <mn>10</mn>
                    <mrow>
                      <mrow>
                        <mn>0,1</mn>
                        <mo stretchy="false">⋅</mo>
                        <mn>2</mn>
                      </mrow>
                    </mrow>
                  </msup>
                  <mrow>
                    <mi/>
                    <mo stretchy="false">−</mo>
                    <mi/>
                  </mrow>
                  <mn>1</mn>
                </mrow>
              </mfrac>
            </mrow>
          </mfenced>
        </mrow>
        <mrow>
          <mn>2</mn>
          <mi>log</mi>
          <mfenced open="(" close=")">
            <mrow>
              <mfrac>
                <msub>
                  <mn>3f</mn>
                  <mn>1</mn>
                </msub>
                <msub>
                  <mi>f</mi>
                  <mn>1</mn>
                </msub>
              </mfrac>
            </mrow>
          </mfenced>
        </mrow>
      </mfrac>
      <mrow>
        <mi/>
        <mo stretchy="false">≈</mo>
        <mi/>
      </mrow>
      <mn>5</mn>
    </mrow>
    <annotation encoding="StarMath 5.0">n`=`{log left [ {10^{0,1A_min}`-`1} over {10^{0,1A_max}`-`1} right ]} over {2 log left ( f_з over f_c right )}`=`{log left [ {10^{0,1 cdot 40}`-`1} over {10^{0,1 cdot 2}`-`1} right ]} over {2 log left ( 3f_1 over f_1 right )}`approx`5</annotation>
  </semantics>
</math>
</file>

<file path=Object 2/content.xml><?xml version="1.0" encoding="utf-8"?>
<math xmlns="http://www.w3.org/1998/Math/MathML">
  <semantics>
    <mrow>
      <mi>L</mi>
      <mrow>
        <mi/>
        <mo stretchy="false">=</mo>
        <mi/>
      </mrow>
      <mi>K</mi>
      <mfrac>
        <msub>
          <mi>R</mi>
          <mi>Н</mi>
        </msub>
        <mrow>
          <mn>2</mn>
          <mo stretchy="false">π</mo>
          <msub>
            <mi>f</mi>
            <mi>c</mi>
          </msub>
        </mrow>
      </mfrac>
      <mi>,</mi>
      <mi/>
      <mi>C</mi>
      <mrow>
        <mi/>
        <mo stretchy="false">=</mo>
        <mi/>
      </mrow>
      <mi>K</mi>
      <mfrac>
        <mn>1</mn>
        <mrow>
          <mn>2</mn>
          <mo stretchy="false">π</mo>
          <msub>
            <mi>f</mi>
            <mi>c</mi>
          </msub>
          <msub>
            <mi>R</mi>
            <mi>H</mi>
          </msub>
        </mrow>
      </mfrac>
    </mrow>
    <annotation encoding="StarMath 5.0">L`=`K R_Н over {2%pi f_c},`C`=`K 1 over {2%pi f_c R_H}</annotation>
  </semantics>
</math>
</file>

<file path=Object 3/content.xml><?xml version="1.0" encoding="utf-8"?>
<math xmlns="http://www.w3.org/1998/Math/MathML">
  <semantics>
    <mrow>
      <msub>
        <mi>C</mi>
        <mn>1</mn>
      </msub>
      <mrow>
        <mi/>
        <mo stretchy="false">=</mo>
        <mi/>
      </mrow>
      <msub>
        <mi>C</mi>
        <mn>5</mn>
      </msub>
      <mrow>
        <mi/>
        <mo stretchy="false">=</mo>
        <mi/>
      </mrow>
      <mfrac>
        <mrow>
          <mn>0,618</mn>
          <mo stretchy="false">⋅</mo>
          <mn>1</mn>
        </mrow>
        <mrow>
          <mrow>
            <mrow>
              <mrow>
                <mn>2</mn>
                <mo stretchy="false">⋅</mo>
                <mn>3,14</mn>
              </mrow>
              <mo stretchy="false">⋅</mo>
              <msup>
                <mn>10</mn>
                <mn>6</mn>
              </msup>
            </mrow>
            <mo stretchy="false">⋅</mo>
            <mn>75</mn>
          </mrow>
        </mrow>
      </mfrac>
      <mrow>
        <mi/>
        <mo stretchy="false">=</mo>
        <mi/>
      </mrow>
      <mrow>
        <mn>1,31</mn>
        <mo stretchy="false">⋅</mo>
        <msup>
          <mn>10</mn>
          <mrow>
            <mo stretchy="false">−</mo>
            <mn>9</mn>
          </mrow>
        </msup>
      </mrow>
      <mi>Ф</mi>
      <mrow>
        <mi/>
        <mo stretchy="false">=</mo>
        <mi/>
      </mrow>
      <mn>1,31</mn>
      <mi mathvariant="italic">нФ</mi>
    </mrow>
    <annotation encoding="StarMath 5.0">C_1`=`C_5`=`0,618 cdot 1 over {2 cdot 3,14 cdot 10^6 cdot 75}`=`1,31 cdot 10^-9 Ф`=`1,31 нФ</annotation>
  </semantics>
</math>
</file>

<file path=Object 4/content.xml><?xml version="1.0" encoding="utf-8"?>
<math xmlns="http://www.w3.org/1998/Math/MathML">
  <semantics>
    <mrow>
      <msub>
        <mi>C</mi>
        <mn>3</mn>
      </msub>
      <mrow>
        <mi/>
        <mo stretchy="false">=</mo>
        <mfrac>
          <mrow>
            <mn>2</mn>
            <mo stretchy="false">⋅</mo>
            <mn>1</mn>
          </mrow>
          <mrow>
            <mrow>
              <mrow>
                <mrow>
                  <mn>2</mn>
                  <mo stretchy="false">⋅</mo>
                  <mn>3,14</mn>
                </mrow>
                <mo stretchy="false">⋅</mo>
                <msup>
                  <mn>10</mn>
                  <mn>6</mn>
                </msup>
              </mrow>
              <mo stretchy="false">⋅</mo>
              <mn>75</mn>
            </mrow>
          </mrow>
        </mfrac>
      </mrow>
      <mrow>
        <mi/>
        <mo stretchy="false">=</mo>
        <mi/>
      </mrow>
      <mrow>
        <mn>4,25</mn>
        <mo stretchy="false">⋅</mo>
        <msup>
          <mn>10</mn>
          <mrow>
            <mo stretchy="false">−</mo>
            <mn>9</mn>
          </mrow>
        </msup>
      </mrow>
      <mi>Ф</mi>
      <mrow>
        <mi/>
        <mo stretchy="false">=</mo>
        <mi/>
      </mrow>
      <mn>4,25</mn>
      <mi mathvariant="italic">нФ</mi>
    </mrow>
    <annotation encoding="StarMath 5.0">C_3`=2 cdot 1 over {2 cdot 3,14 cdot 10^6 cdot 75}`=`4,25 cdot 10^-9 Ф`=`4,25 нФ</annotation>
  </semantics>
</math>
</file>

<file path=Object 5/content.xml><?xml version="1.0" encoding="utf-8"?>
<math xmlns="http://www.w3.org/1998/Math/MathML">
  <semantics>
    <mrow>
      <msub>
        <mi>L</mi>
        <mn>2</mn>
      </msub>
      <mrow>
        <mi/>
        <mo stretchy="false">=</mo>
        <mi/>
      </mrow>
      <msub>
        <mi>L</mi>
        <mn>4</mn>
      </msub>
      <mrow>
        <mi/>
        <mo stretchy="false">=</mo>
        <mi/>
      </mrow>
      <mfrac>
        <mrow>
          <mn>1,618</mn>
          <mo stretchy="false">⋅</mo>
          <mn>75</mn>
        </mrow>
        <mrow>
          <mrow>
            <mrow>
              <mn>2</mn>
              <mo stretchy="false">⋅</mo>
              <mn>3,14</mn>
            </mrow>
            <mo stretchy="false">⋅</mo>
            <msup>
              <mn>10</mn>
              <mn>6</mn>
            </msup>
          </mrow>
        </mrow>
      </mfrac>
      <mrow>
        <mi/>
        <mo stretchy="false">=</mo>
        <mi/>
      </mrow>
      <mrow>
        <mn>1,93</mn>
        <mo stretchy="false">⋅</mo>
        <msup>
          <mn>10</mn>
          <mrow>
            <mo stretchy="false">−</mo>
            <mn>5</mn>
          </mrow>
        </msup>
      </mrow>
      <mi mathvariant="italic">Гн</mi>
      <mrow>
        <mi/>
        <mo stretchy="false">=</mo>
        <mi/>
      </mrow>
      <mn>193</mn>
      <mi mathvariant="italic">мГн</mi>
    </mrow>
    <annotation encoding="StarMath 5.0">L_2`=`L_4`=`1,618 cdot 75 over {2 cdot 3,14 cdot 10^6}`=`1,93 cdot 10^-5 Гн`=`193 мГн</annotation>
  </semantics>
</math>
</file>

<file path=Object 6/content.xml><?xml version="1.0" encoding="utf-8"?>
<math xmlns="http://www.w3.org/1998/Math/MathML">
  <semantics>
    <mrow>
      <msub>
        <mi>R</mi>
        <mi>H</mi>
      </msub>
      <mrow>
        <mi/>
        <mo stretchy="false">=</mo>
        <mi/>
      </mrow>
      <mn>75</mn>
      <mi mathvariant="italic">Ом</mi>
    </mrow>
    <annotation encoding="StarMath 5.0">R_H`=`75 Ом</annotation>
  </semantics>
</math>
</file>

<file path=Object 7/content.xml><?xml version="1.0" encoding="utf-8"?>
<math xmlns="http://www.w3.org/1998/Math/MathML">
  <semantics>
    <mrow>
      <mrow>
        <mrow>
          <mo stretchy="false">(</mo>
          <mrow>
            <mrow>
              <mn>50</mn>
              <mo stretchy="false">÷</mo>
              <mn>100</mn>
            </mrow>
          </mrow>
          <mo stretchy="false">)</mo>
        </mrow>
        <mo stretchy="false">⋅</mo>
        <msup>
          <mn>10</mn>
          <mrow>
            <mo stretchy="false">−</mo>
            <mn>6</mn>
          </mrow>
        </msup>
      </mrow>
      <msup>
        <mi mathvariant="italic">град</mi>
        <mrow>
          <mo stretchy="false">−</mo>
          <mn>1</mn>
        </mrow>
      </msup>
    </mrow>
    <annotation encoding="StarMath 5.0">(50 div 100) cdot 10^-6 град^-1</annotation>
  </semantics>
</math>
</file>